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481.9pt" table:align="margins"/>
    </style:style>
    <style:style style:name="Tabla1.A" style:family="table-column">
      <style:table-column-properties style:column-width="160.65pt" style:rel-column-width="21845*"/>
    </style:style>
    <style:style style:name="Tabla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a1.C1" style:family="table-cell">
      <style:table-cell-properties fo:padding="2.75pt" fo:border="0.05pt solid #000000"/>
    </style:style>
    <style:style style:name="Tabla1.2" style:family="table-row">
      <style:table-row-properties style:min-row-height="28.55pt"/>
    </style:style>
    <style:style style:name="Tabla1.A2" style:family="table-cell">
      <style:table-cell-properties fo:padding="2.75pt" fo:border-left="0.05pt solid #000000" fo:border-right="none" fo:border-top="none" fo:border-bottom="0.05pt solid #000000"/>
    </style:style>
    <style:style style:name="Tabla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a2" style:family="table">
      <style:table-properties style:width="481.9pt" table:align="margins"/>
    </style:style>
    <style:style style:name="Tabla2.A" style:family="table-column">
      <style:table-column-properties style:column-width="160.65pt" style:rel-column-width="21845*"/>
    </style:style>
    <style:style style:name="Tabla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a2.C1" style:family="table-cell">
      <style:table-cell-properties fo:padding="2.75pt" fo:border="0.05pt solid #000000"/>
    </style:style>
    <style:style style:name="Tabla2.A2" style:family="table-cell">
      <style:table-cell-properties fo:padding="2.75pt" fo:border-left="0.05pt solid #000000" fo:border-right="none" fo:border-top="none" fo:border-bottom="0.05pt solid #000000"/>
    </style:style>
    <style:style style:name="Tabla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a3" style:family="table">
      <style:table-properties style:width="481.9pt" table:align="margins"/>
    </style:style>
    <style:style style:name="Tabla3.A" style:family="table-column">
      <style:table-column-properties style:column-width="30.1pt" style:rel-column-width="4095*"/>
    </style:style>
    <style:style style:name="Tabla3.P" style:family="table-column">
      <style:table-column-properties style:column-width="30.2pt" style:rel-column-width="4110*"/>
    </style:style>
    <style:style style:name="Tabla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a3.P1" style:family="table-cell">
      <style:table-cell-properties fo:padding="2.75pt" fo:border="0.05pt solid #000000"/>
    </style:style>
    <style:style style:name="Tabla3.A2" style:family="table-cell">
      <style:table-cell-properties fo:background-color="#ffff99" fo:padding="2.75pt" fo:border-left="0.05pt solid #000000" fo:border-right="none" fo:border-top="none" fo:border-bottom="0.05pt solid #000000">
        <style:background-image/>
      </style:table-cell-properties>
    </style:style>
    <style:style style:name="Tabla3.P2" style:family="table-cell">
      <style:table-cell-properties fo:background-color="#ffff99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2.75pt" fo:border-left="0.05pt solid #000000" fo:border-right="none" fo:border-top="none" fo:border-bottom="0.05pt solid #000000"/>
    </style:style>
    <style:style style:name="Tabla3.B3" style:family="table-cell">
      <style:table-cell-properties fo:padding="2.75pt" fo:border-left="0.05pt solid #000000" fo:border-right="none" fo:border-top="none" fo:border-bottom="0.05pt solid #000000"/>
    </style:style>
    <style:style style:name="Tabla3.C3" style:family="table-cell">
      <style:table-cell-properties fo:padding="2.75pt" fo:border-left="0.05pt solid #000000" fo:border-right="none" fo:border-top="none" fo:border-bottom="0.05pt solid #000000"/>
    </style:style>
    <style:style style:name="Tabla3.D3" style:family="table-cell">
      <style:table-cell-properties fo:padding="2.75pt" fo:border-left="0.05pt solid #000000" fo:border-right="none" fo:border-top="none" fo:border-bottom="0.05pt solid #000000"/>
    </style:style>
    <style:style style:name="Tabla3.E3" style:family="table-cell">
      <style:table-cell-properties fo:padding="2.75pt" fo:border-left="0.05pt solid #000000" fo:border-right="none" fo:border-top="none" fo:border-bottom="0.05pt solid #000000"/>
    </style:style>
    <style:style style:name="Tabla3.F3" style:family="table-cell">
      <style:table-cell-properties fo:padding="2.75pt" fo:border-left="0.05pt solid #000000" fo:border-right="none" fo:border-top="none" fo:border-bottom="0.05pt solid #000000"/>
    </style:style>
    <style:style style:name="Tabla3.G3" style:family="table-cell">
      <style:table-cell-properties fo:padding="2.75pt" fo:border-left="0.05pt solid #000000" fo:border-right="none" fo:border-top="none" fo:border-bottom="0.05pt solid #000000"/>
    </style:style>
    <style:style style:name="Tabla3.H3" style:family="table-cell">
      <style:table-cell-properties fo:padding="2.75pt" fo:border-left="0.05pt solid #000000" fo:border-right="none" fo:border-top="none" fo:border-bottom="0.05pt solid #000000"/>
    </style:style>
    <style:style style:name="Tabla3.I3" style:family="table-cell">
      <style:table-cell-properties fo:padding="2.75pt" fo:border-left="0.05pt solid #000000" fo:border-right="none" fo:border-top="none" fo:border-bottom="0.05pt solid #000000"/>
    </style:style>
    <style:style style:name="Tabla3.J3" style:family="table-cell">
      <style:table-cell-properties fo:padding="2.75pt" fo:border-left="0.05pt solid #000000" fo:border-right="none" fo:border-top="none" fo:border-bottom="0.05pt solid #000000"/>
    </style:style>
    <style:style style:name="Tabla3.K3" style:family="table-cell">
      <style:table-cell-properties fo:padding="2.75pt" fo:border-left="0.05pt solid #000000" fo:border-right="none" fo:border-top="none" fo:border-bottom="0.05pt solid #000000"/>
    </style:style>
    <style:style style:name="Tabla3.L3" style:family="table-cell">
      <style:table-cell-properties fo:padding="2.75pt" fo:border-left="0.05pt solid #000000" fo:border-right="none" fo:border-top="none" fo:border-bottom="0.05pt solid #000000"/>
    </style:style>
    <style:style style:name="Tabla3.M3" style:family="table-cell">
      <style:table-cell-properties fo:padding="2.75pt" fo:border-left="0.05pt solid #000000" fo:border-right="none" fo:border-top="none" fo:border-bottom="0.05pt solid #000000"/>
    </style:style>
    <style:style style:name="Tabla3.N3" style:family="table-cell">
      <style:table-cell-properties fo:padding="2.75pt" fo:border-left="0.05pt solid #000000" fo:border-right="none" fo:border-top="none" fo:border-bottom="0.05pt solid #000000"/>
    </style:style>
    <style:style style:name="Tabla3.O3" style:family="table-cell">
      <style:table-cell-properties fo:padding="2.75pt" fo:border-left="0.05pt solid #000000" fo:border-right="none" fo:border-top="none" fo:border-bottom="0.05pt solid #000000"/>
    </style:style>
    <style:style style:name="Tabla3.P3" style:family="table-cell">
      <style:table-cell-properties fo:padding="2.75pt" fo:border-left="0.05pt solid #000000" fo:border-right="0.05pt solid #000000" fo:border-top="none" fo:border-bottom="0.05pt solid #000000"/>
    </style:style>
    <style:style style:name="Tabla3.A4" style:family="table-cell">
      <style:table-cell-properties fo:padding="2.75pt" fo:border-left="0.05pt solid #000000" fo:border-right="none" fo:border-top="none" fo:border-bottom="0.05pt solid #000000"/>
    </style:style>
    <style:style style:name="Tabla3.B4" style:family="table-cell">
      <style:table-cell-properties fo:background-color="#ff00cc" fo:padding="2.75pt" fo:border-left="0.05pt solid #000000" fo:border-right="none" fo:border-top="none" fo:border-bottom="0.05pt solid #000000">
        <style:background-image/>
      </style:table-cell-properties>
    </style:style>
    <style:style style:name="Tabla3.C4" style:family="table-cell">
      <style:table-cell-properties fo:padding="2.75pt" fo:border-left="0.05pt solid #000000" fo:border-right="none" fo:border-top="none" fo:border-bottom="0.05pt solid #000000"/>
    </style:style>
    <style:style style:name="Tabla3.D4" style:family="table-cell">
      <style:table-cell-properties fo:padding="2.75pt" fo:border-left="0.05pt solid #000000" fo:border-right="none" fo:border-top="none" fo:border-bottom="0.05pt solid #000000"/>
    </style:style>
    <style:style style:name="Tabla3.E4" style:family="table-cell">
      <style:table-cell-properties fo:padding="2.75pt" fo:border-left="0.05pt solid #000000" fo:border-right="none" fo:border-top="none" fo:border-bottom="0.05pt solid #000000"/>
    </style:style>
    <style:style style:name="Tabla3.F4" style:family="table-cell">
      <style:table-cell-properties fo:padding="2.75pt" fo:border-left="0.05pt solid #000000" fo:border-right="none" fo:border-top="none" fo:border-bottom="0.05pt solid #000000"/>
    </style:style>
    <style:style style:name="Tabla3.G4" style:family="table-cell">
      <style:table-cell-properties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a3.H4" style:family="table-cell">
      <style:table-cell-properties fo:padding="2.75pt" fo:border-left="0.05pt solid #000000" fo:border-right="none" fo:border-top="none" fo:border-bottom="0.05pt solid #000000"/>
    </style:style>
    <style:style style:name="Tabla3.I4" style:family="table-cell">
      <style:table-cell-properties fo:padding="2.75pt" fo:border-left="0.05pt solid #000000" fo:border-right="none" fo:border-top="none" fo:border-bottom="0.05pt solid #000000"/>
    </style:style>
    <style:style style:name="Tabla3.J4" style:family="table-cell">
      <style:table-cell-properties fo:padding="2.75pt" fo:border-left="0.05pt solid #000000" fo:border-right="none" fo:border-top="none" fo:border-bottom="0.05pt solid #000000"/>
    </style:style>
    <style:style style:name="Tabla3.K4" style:family="table-cell">
      <style:table-cell-properties fo:padding="2.75pt" fo:border-left="0.05pt solid #000000" fo:border-right="none" fo:border-top="none" fo:border-bottom="0.05pt solid #000000"/>
    </style:style>
    <style:style style:name="Tabla3.L4" style:family="table-cell">
      <style:table-cell-properties fo:padding="2.75pt" fo:border-left="0.05pt solid #000000" fo:border-right="none" fo:border-top="none" fo:border-bottom="0.05pt solid #000000"/>
    </style:style>
    <style:style style:name="Tabla3.M4" style:family="table-cell">
      <style:table-cell-properties fo:padding="2.75pt" fo:border-left="0.05pt solid #000000" fo:border-right="none" fo:border-top="none" fo:border-bottom="0.05pt solid #000000"/>
    </style:style>
    <style:style style:name="Tabla3.N4" style:family="table-cell">
      <style:table-cell-properties fo:padding="2.75pt" fo:border-left="0.05pt solid #000000" fo:border-right="none" fo:border-top="none" fo:border-bottom="0.05pt solid #000000"/>
    </style:style>
    <style:style style:name="Tabla3.P4" style:family="table-cell">
      <style:table-cell-properties fo:background-color="#ff9999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3399ff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66ff0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style:text-underline-style="none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color="#ff0000"/>
    </style:style>
    <style:style style:name="P9" style:family="paragraph" style:parent-style-name="Table_20_Contents">
      <style:paragraph-properties fo:text-align="center" style:justify-single-word="false"/>
      <style:text-properties fo:color="#ff3333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fo:font-size="7pt" style:font-size-asian="7pt" style:font-size-complex="7pt"/>
    </style:style>
    <style:style style:name="T1" style:family="text">
      <style:text-properties style:text-position="sub 58%"/>
    </style:style>
    <style:style style:name="T2" style:family="text">
      <style:text-properties fo:color="#66ff00"/>
    </style:style>
    <style:style style:name="T3" style:family="text">
      <style:text-properties fo:color="#66ff00" style:text-position="sub 58%"/>
    </style:style>
    <style:style style:name="T4" style:family="text">
      <style:text-properties fo:color="#00ccff"/>
    </style:style>
    <style:style style:name="T5" style:family="text">
      <style:text-properties fo:color="#00ccff" style:text-position="sub 58%"/>
    </style:style>
    <style:style style:name="T6" style:family="text">
      <style:text-properties style:use-window-font-color="true"/>
    </style:style>
    <style:style style:name="T7" style:family="text">
      <style:text-properties fo:color="#ff9900"/>
    </style:style>
    <style:style style:name="T8" style:family="text">
      <style:text-properties fo:color="#ff9900"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<text:span text:style-name="T7">a</text:span><text:span text:style-name="T8">11</text:span><text:span text:style-name="T7">·b</text:span><text:span text:style-name="T8">11</text:span><text:span text:style-name="T7"> + a</text:span><text:span text:style-name="T8">12</text:span><text:span text:style-name="T7">·b</text:span><text:span text:style-name="T8">21</text:span> + <text:span text:style-name="T4">a</text:span><text:span text:style-name="T5">13</text:span><text:span text:style-name="T4">·b</text:span><text:span text:style-name="T5">31</text:span></text:p>
          </table:table-cell>
          <table:table-cell table:style-name="Tabla1.A1" office:value-type="string">
            <text:p text:style-name="P4"><text:span text:style-name="T7">a</text:span><text:span text:style-name="T8">11</text:span><text:span text:style-name="T7">·b</text:span><text:span text:style-name="T8">12</text:span><text:span text:style-name="T7"> + a</text:span><text:span text:style-name="T8">12</text:span><text:span text:style-name="T7">·b</text:span><text:span text:style-name="T8">22</text:span> + <text:span text:style-name="T4">a</text:span><text:span text:style-name="T5">13</text:span><text:span text:style-name="T4">·b</text:span><text:span text:style-name="T5">32</text:span></text:p>
          </table:table-cell>
          <table:table-cell table:style-name="Tabla1.C1" office:value-type="string">
            <text:p text:style-name="P4"><text:span text:style-name="T7">a</text:span><text:span text:style-name="T8">11</text:span><text:span text:style-name="T7">·b</text:span><text:span text:style-name="T8">13</text:span><text:span text:style-name="T7"> + a</text:span><text:span text:style-name="T8">12</text:span><text:span text:style-name="T7">·b</text:span><text:span text:style-name="T8">23</text:span><text:span text:style-name="T4"> </text:span>+ <text:span text:style-name="T2">a</text:span><text:span text:style-name="T3">13</text:span>·<text:span text:style-name="T2">b</text:span><text:span text:style-name="T3">33</text:span></text:p>
          </table:table-cell>
        </table:table-row>
        <table:table-row table:style-name="Tabla1.2">
          <table:table-cell table:style-name="Tabla1.A2" office:value-type="string">
            <text:p text:style-name="P4"><text:span text:style-name="T7">a</text:span><text:span text:style-name="T8">21</text:span><text:span text:style-name="T7">·b</text:span><text:span text:style-name="T8">11</text:span><text:span text:style-name="T7"> + a</text:span><text:span text:style-name="T8">22</text:span><text:span text:style-name="T7">·b</text:span><text:span text:style-name="T8">21</text:span> + <text:span text:style-name="T2">a</text:span><text:span text:style-name="T3">23</text:span>·<text:span text:style-name="T2">b</text:span><text:span text:style-name="T3">31</text:span></text:p>
          </table:table-cell>
          <table:table-cell table:style-name="Tabla1.A2" office:value-type="string">
            <text:p text:style-name="P4"><text:span text:style-name="T7">a</text:span><text:span text:style-name="T8">21</text:span><text:span text:style-name="T7">·b</text:span><text:span text:style-name="T8">12</text:span><text:span text:style-name="T7"> + a</text:span><text:span text:style-name="T8">22</text:span><text:span text:style-name="T7">·b</text:span><text:span text:style-name="T8">22</text:span> + <text:span text:style-name="T2">a</text:span><text:span text:style-name="T3">23</text:span>·<text:span text:style-name="T2">b</text:span><text:span text:style-name="T3">32</text:span></text:p>
          </table:table-cell>
          <table:table-cell table:style-name="Tabla1.C2" office:value-type="string">
            <text:p text:style-name="P4"><text:span text:style-name="T7">a</text:span><text:span text:style-name="T8">21</text:span><text:span text:style-name="T7">·b</text:span><text:span text:style-name="T8">13</text:span><text:span text:style-name="T7"> + a</text:span><text:span text:style-name="T8">22</text:span><text:span text:style-name="T7">·b</text:span><text:span text:style-name="T8">23</text:span> + <text:span text:style-name="T2">a</text:span><text:span text:style-name="T3">23</text:span>·<text:span text:style-name="T2">b</text:span><text:span text:style-name="T3">33</text:span></text:p>
          </table:table-cell>
        </table:table-row>
        <table:table-row>
          <table:table-cell table:style-name="Tabla1.A2" office:value-type="string">
            <text:p text:style-name="P4"><text:span text:style-name="T7">a</text:span><text:span text:style-name="T8">31</text:span><text:span text:style-name="T7">·b</text:span><text:span text:style-name="T8">11</text:span><text:span text:style-name="T7"> + a</text:span><text:span text:style-name="T8">32</text:span><text:span text:style-name="T7">·b</text:span><text:span text:style-name="T8">21</text:span> + <text:span text:style-name="T2">a</text:span><text:span text:style-name="T3">33</text:span>·<text:span text:style-name="T2">b</text:span><text:span text:style-name="T3">31</text:span></text:p>
          </table:table-cell>
          <table:table-cell table:style-name="Tabla1.A2" office:value-type="string">
            <text:p text:style-name="P4"><text:span text:style-name="T2">a</text:span><text:span text:style-name="T3">31</text:span><text:span text:style-name="T2">·b</text:span><text:span text:style-name="T3">12</text:span> + <text:span text:style-name="T2">a</text:span><text:span text:style-name="T3">32</text:span>·<text:span text:style-name="T2">b</text:span><text:span text:style-name="T3">22</text:span> + <text:span text:style-name="T2">a</text:span><text:span text:style-name="T3">33</text:span>·<text:span text:style-name="T2">b</text:span><text:span text:style-name="T3">32</text:span></text:p>
          </table:table-cell>
          <table:table-cell table:style-name="Tabla1.C2" office:value-type="string">
            <text:p text:style-name="P4"><text:span text:style-name="T2">a</text:span><text:span text:style-name="T3">31</text:span>·<text:span text:style-name="T2">b</text:span><text:span text:style-name="T3">13</text:span> + <text:span text:style-name="T2">a</text:span><text:span text:style-name="T3">32</text:span>·<text:span text:style-name="T2">b</text:span><text:span text:style-name="T3">23</text:span> + <text:span text:style-name="T2">a</text:span><text:span text:style-name="T3">33</text:span>·<text:span text:style-name="T2">b</text:span><text:span text:style-name="T3">33</text:span>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a<text:span text:style-name="T1">11 </text:span>+ b<text:span text:style-name="T1">11</text:span></text:p>
          </table:table-cell>
          <table:table-cell table:style-name="Tabla2.A1" office:value-type="string">
            <text:p text:style-name="P9">a<text:span text:style-name="T1">12 </text:span>+ b<text:span text:style-name="T1">12</text:span></text:p>
          </table:table-cell>
          <table:table-cell table:style-name="Tabla2.C1" office:value-type="string">
            <text:p text:style-name="P9">a<text:span text:style-name="T1">13 </text:span>+ b<text:span text:style-name="T1">13</text:span></text:p>
          </table:table-cell>
        </table:table-row>
        <table:table-row>
          <table:table-cell table:style-name="Tabla2.A2" office:value-type="string">
            <text:p text:style-name="P9">a<text:span text:style-name="T1">21 </text:span>+ b<text:span text:style-name="T1">21</text:span></text:p>
          </table:table-cell>
          <table:table-cell table:style-name="Tabla2.A2" office:value-type="string">
            <text:p text:style-name="P9">a<text:span text:style-name="T1">22 </text:span>+ b<text:span text:style-name="T1">22</text:span></text:p>
          </table:table-cell>
          <table:table-cell table:style-name="Tabla2.C2" office:value-type="string">
            <text:p text:style-name="P9">a<text:span text:style-name="T1">23 </text:span>+ b<text:span text:style-name="T1">23</text:span></text:p>
          </table:table-cell>
        </table:table-row>
        <table:table-row>
          <table:table-cell table:style-name="Tabla2.A2" office:value-type="string">
            <text:p text:style-name="P9">a<text:span text:style-name="T1">31 </text:span>+ b<text:span text:style-name="T1">31</text:span></text:p>
          </table:table-cell>
          <table:table-cell table:style-name="Tabla2.A2" office:value-type="string">
            <text:p text:style-name="P9">a<text:span text:style-name="T1">32 </text:span>+ b<text:span text:style-name="T1">32</text:span></text:p>
          </table:table-cell>
          <table:table-cell table:style-name="Tabla2.C2" office:value-type="string">
            <text:p text:style-name="P9">a<text:span text:style-name="T1">33 </text:span>+ b<text:span text:style-name="T1">33</text:span></text:p>
          </table:table-cell>
        </table:table-row>
      </table:table>
      <text:p text:style-name="Standard"/>
      <text:p text:style-name="P2">Stored in memory</text:p>
      <text:p text:style-name="P1">Calculated but not stored</text:p>
      <text:p text:style-name="P3">Available in reg</text:p>
      <text:p text:style-name="Standard"/>
      <table:table table:name="Tabla3" table:style-name="Tabla3">
        <table:table-column table:style-name="Tabla3.A" table:number-columns-repeated="15"/>
        <table:table-column table:style-name="Tabla3.P"/>
        <table:table-row>
          <table:table-cell table:style-name="Tabla3.A1" office:value-type="string">
            <text:p text:style-name="P5">F0</text:p>
          </table:table-cell>
          <table:table-cell table:style-name="Tabla3.A1" office:value-type="string">
            <text:p text:style-name="P5">F1</text:p>
          </table:table-cell>
          <table:table-cell table:style-name="Tabla3.A1" office:value-type="string">
            <text:p text:style-name="P5">F2</text:p>
          </table:table-cell>
          <table:table-cell table:style-name="Tabla3.A1" office:value-type="string">
            <text:p text:style-name="P5">F3</text:p>
          </table:table-cell>
          <table:table-cell table:style-name="Tabla3.A1" office:value-type="string">
            <text:p text:style-name="P5">F4</text:p>
          </table:table-cell>
          <table:table-cell table:style-name="Tabla3.A1" office:value-type="string">
            <text:p text:style-name="P5">F5</text:p>
          </table:table-cell>
          <table:table-cell table:style-name="Tabla3.A1" office:value-type="string">
            <text:p text:style-name="P5">F6</text:p>
          </table:table-cell>
          <table:table-cell table:style-name="Tabla3.A1" office:value-type="string">
            <text:p text:style-name="P5">F7</text:p>
          </table:table-cell>
          <table:table-cell table:style-name="Tabla3.A1" office:value-type="string">
            <text:p text:style-name="P5">F8</text:p>
          </table:table-cell>
          <table:table-cell table:style-name="Tabla3.A1" office:value-type="string">
            <text:p text:style-name="P5">F9</text:p>
          </table:table-cell>
          <table:table-cell table:style-name="Tabla3.A1" office:value-type="string">
            <text:p text:style-name="P5">F10</text:p>
          </table:table-cell>
          <table:table-cell table:style-name="Tabla3.A1" office:value-type="string">
            <text:p text:style-name="P5">F11</text:p>
          </table:table-cell>
          <table:table-cell table:style-name="Tabla3.A1" office:value-type="string">
            <text:p text:style-name="P5">F12</text:p>
          </table:table-cell>
          <table:table-cell table:style-name="Tabla3.A1" office:value-type="string">
            <text:p text:style-name="P5">F13</text:p>
          </table:table-cell>
          <table:table-cell table:style-name="Tabla3.A1" office:value-type="string">
            <text:p text:style-name="P5">F14</text:p>
          </table:table-cell>
          <table:table-cell table:style-name="Tabla3.P1" office:value-type="string">
            <text:p text:style-name="P5">F15</text:p>
          </table:table-cell>
        </table:table-row>
        <table:table-row>
          <table:table-cell table:style-name="Tabla3.A2" office:value-type="string">
            <text:p text:style-name="P6">a11·b11</text:p>
          </table:table-cell>
          <table:table-cell table:style-name="Tabla3.A2" office:value-type="string">
            <text:p text:style-name="P6">a11·b12</text:p>
          </table:table-cell>
          <table:table-cell table:style-name="Tabla3.A2" office:value-type="string">
            <text:p text:style-name="P6">a11·b13</text:p>
          </table:table-cell>
          <table:table-cell table:style-name="Tabla3.A2" office:value-type="string">
            <text:p text:style-name="P6">a21·b11</text:p>
          </table:table-cell>
          <table:table-cell table:style-name="Tabla3.A2" office:value-type="string">
            <text:p text:style-name="P6">a21·b12</text:p>
          </table:table-cell>
          <table:table-cell table:style-name="Tabla3.A2" office:value-type="string">
            <text:p text:style-name="P6">a21·b13</text:p>
          </table:table-cell>
          <table:table-cell table:style-name="Tabla3.A2" office:value-type="string">
            <text:p text:style-name="P6">a31·b11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6">a12·b21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P2" office:value-type="string">
            <text:p text:style-name="P6">b33</text:p>
          </table:table-cell>
        </table:table-row>
        <table:table-row>
          <table:table-cell table:style-name="Tabla3.N4" office:value-type="string">
            <text:p text:style-name="P5">F16</text:p>
          </table:table-cell>
          <table:table-cell table:style-name="Tabla3.N4" office:value-type="string">
            <text:p text:style-name="P5">F17</text:p>
          </table:table-cell>
          <table:table-cell table:style-name="Tabla3.N4" office:value-type="string">
            <text:p text:style-name="P5">F18</text:p>
          </table:table-cell>
          <table:table-cell table:style-name="Tabla3.N4" office:value-type="string">
            <text:p text:style-name="P5">F19</text:p>
          </table:table-cell>
          <table:table-cell table:style-name="Tabla3.N4" office:value-type="string">
            <text:p text:style-name="P5">F20</text:p>
          </table:table-cell>
          <table:table-cell table:style-name="Tabla3.N4" office:value-type="string">
            <text:p text:style-name="P5">F21</text:p>
          </table:table-cell>
          <table:table-cell table:style-name="Tabla3.N4" office:value-type="string">
            <text:p text:style-name="P5">F22</text:p>
          </table:table-cell>
          <table:table-cell table:style-name="Tabla3.N4" office:value-type="string">
            <text:p text:style-name="P5">F23</text:p>
          </table:table-cell>
          <table:table-cell table:style-name="Tabla3.N4" office:value-type="string">
            <text:p text:style-name="P5">F24</text:p>
          </table:table-cell>
          <table:table-cell table:style-name="Tabla3.N4" office:value-type="string">
            <text:p text:style-name="P5">F25</text:p>
          </table:table-cell>
          <table:table-cell table:style-name="Tabla3.N4" office:value-type="string">
            <text:p text:style-name="P5">F26</text:p>
          </table:table-cell>
          <table:table-cell table:style-name="Tabla3.N4" office:value-type="string">
            <text:p text:style-name="P5">F27</text:p>
          </table:table-cell>
          <table:table-cell table:style-name="Tabla3.N4" office:value-type="string">
            <text:p text:style-name="P5">F28</text:p>
          </table:table-cell>
          <table:table-cell table:style-name="Tabla3.N4" office:value-type="string">
            <text:p text:style-name="P5">F29</text:p>
          </table:table-cell>
          <table:table-cell table:style-name="Tabla3.N4" office:value-type="string">
            <text:p text:style-name="P5">F30</text:p>
          </table:table-cell>
          <table:table-cell table:style-name="Tabla3.P3" office:value-type="string">
            <text:p text:style-name="P5">F31</text:p>
          </table:table-cell>
        </table:table-row>
        <table:table-row>
          <table:table-cell table:style-name="Tabla3.N4" office:value-type="string">
            <text:p text:style-name="P10">b22</text:p>
          </table:table-cell>
          <table:table-cell table:style-name="Tabla3.B4" office:value-type="string">
            <text:p text:style-name="P6">b11</text:p>
          </table:table-cell>
          <table:table-cell table:style-name="Tabla3.N4" office:value-type="string">
            <text:p text:style-name="P6">b12</text:p>
          </table:table-cell>
          <table:table-cell table:style-name="Tabla3.N4" office:value-type="string">
            <text:p text:style-name="P6">a12</text:p>
          </table:table-cell>
          <table:table-cell table:style-name="Tabla3.N4" office:value-type="string">
            <text:p text:style-name="P6">b13</text:p>
          </table:table-cell>
          <table:table-cell table:style-name="Tabla3.N4" office:value-type="string">
            <text:p text:style-name="P6">a13</text:p>
          </table:table-cell>
          <table:table-cell table:style-name="Tabla3.G4" office:value-type="string">
            <text:p text:style-name="P10">a23</text:p>
          </table:table-cell>
          <table:table-cell table:style-name="Tabla3.N4" office:value-type="string">
            <text:p text:style-name="P6">b21</text:p>
          </table:table-cell>
          <table:table-cell table:style-name="Tabla3.N4" office:value-type="string">
            <text:p text:style-name="P6">a31</text:p>
          </table:table-cell>
          <table:table-cell table:style-name="Tabla3.N4" office:value-type="string">
            <text:p text:style-name="P6">b31</text:p>
          </table:table-cell>
          <table:table-cell table:style-name="Tabla3.N4" office:value-type="string">
            <text:p text:style-name="P6">a22</text:p>
          </table:table-cell>
          <table:table-cell table:style-name="Tabla3.N4" office:value-type="string">
            <text:p text:style-name="P6">b23</text:p>
          </table:table-cell>
          <table:table-cell table:style-name="Tabla3.N4" office:value-type="string">
            <text:p text:style-name="P6">a32</text:p>
          </table:table-cell>
          <table:table-cell table:style-name="Tabla3.N4" office:value-type="string">
            <text:p text:style-name="P7">b32</text:p>
          </table:table-cell>
          <table:table-cell table:style-name="Tabla3.G4" office:value-type="string">
            <text:p text:style-name="P10">a33</text:p>
          </table:table-cell>
          <table:table-cell table:style-name="Tabla3.P4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Imelavo </meta:initial-creator>
    <meta:creation-date>2019-04-20T18:23:19.89</meta:creation-date>
    <dc:date>2019-04-24T20:26:49.862385871</dc:date>
    <meta:editing-duration>PT4H20M9S</meta:editing-duration>
    <meta:editing-cycles>77</meta:editing-cycles>
    <meta:generator>LibreOffice/5.2.7.2$Linux_X86_64 LibreOffice_project/20m0$Build-2</meta:generator>
    <meta:document-statistic meta:table-count="3" meta:image-count="0" meta:object-count="0" meta:page-count="1" meta:paragraph-count="77" meta:word-count="138" meta:character-count="571" meta:non-whitespace-character-count="510"/>
  </office:meta>
</office:document-meta>
</file>